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8cm" style:rel-column-width="32760*"/>
    </style:style>
    <style:style style:name="Tableau1.B" style:family="table-column">
      <style:table-column-properties style:column-width="8.502cm" style:rel-column-width="32775*"/>
    </style:style>
    <style:style style:name="P1" style:family="paragraph" style:parent-style-name="Imio_20_tableau_20_signataire">
      <style:text-properties officeooo:paragraph-rsid="0027aba9"/>
    </style:style>
    <style:style style:name="P2" style:family="paragraph" style:parent-style-name="Imio_20_tableau_20_signataire">
      <style:paragraph-properties fo:text-align="end" style:justify-single-word="false"/>
      <style:text-properties officeooo:paragraph-rsid="00296575"/>
    </style:style>
    <style:style style:name="P3" style:family="paragraph" style:parent-style-name="Imio_20_tableau_20_signataire">
      <style:text-properties fo:color="#ffffff" loext:opacity="100%" fo:font-size="4pt" officeooo:paragraph-rsid="0027aba9" style:font-size-asian="4pt" style:font-size-complex="4pt"/>
    </style:style>
    <style:style style:name="P4" style:family="paragraph" style:parent-style-name="Imio_20_tableau_20_signataire">
      <style:text-properties fo:color="#ffffff" loext:opacity="100%" fo:font-size="4pt" officeooo:paragraph-rsid="00406ba2" style:font-size-asian="4pt" style:font-size-complex="4pt"/>
    </style:style>
    <style:style style:name="P5" style:family="paragraph" style:parent-style-name="Imio_20_tableau_20_signataire">
      <style:text-properties officeooo:paragraph-rsid="00406ba2"/>
    </style:style>
    <style:style style:name="P6" style:family="paragraph" style:parent-style-name="Comment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euillez agréer, <text:conditional-text text:condition="ooow:&quot;view.do_mailing()&quot;" text:string-value-if-true="&quot;view.person_title(mailed_data, pers_dft=u'Monsieur', org_dft=u'Madame, Monsieur', with_name=True)&quot;" text:string-value-if-false="">view.person_title(mailed_data, pers_dft=u'Monsieur', org_dft=u'Madame, Monsieur', with_name=True)</text:conditional-text>, l’expression de nos sentiments les meilleurs.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1"><office:annotation loext:resolved="false"><dc:creator>Benoit Leybaert</dc:creator><dc:date>2025-09-09T15:43:06.017378025</dc:date><meta:creator-initials>BL</meta:creator-initials><text:p text:style-name="Comment">do table with signers_list=view.get_signers()</text:p><text:p text:style-name="Comment">if signers_list</text:p></office:annotation><office:annotation loext:resolved="false"><dc:creator>Benoit Leybaert</dc:creator><dc:date>2025-09-09T15:49:20.930054538</dc:date><meta:creator-initials>BL</meta:creator-initials><text:p text:style-name="Comment">do row for i_row in range(len(signers_list)//2+len(signers_list)%2)</text:p></office:annotation><office:annotation loext:resolved="false"><dc:creator>Benoit Leybaert</dc:creator><dc:date>2025-09-09T15:50:17.940721771</dc:date><meta:creator-initials>BL</meta:creator-initials><text:p text:style-name="Comment">do cell with signer=signers_list[i_row*2]</text:p></office:annotation><text:text-input text:description="">signer[2]</text:text-input></text:p>
            <text:p text:style-name="P1"><text:text-input text:description="">signer[1]</text:text-input></text:p>
            <text:p text:style-name="P3"><text:text-input text:description="">'{{#"ID":"Signer%d","Size":{"Height":"70","Width":"200"}#}}' % signer[0]</text:text-input>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office:value-type="string">
            <text:p text:style-name="P2"><office:annotation loext:resolved="false"><dc:creator>Benoit Leybaert</dc:creator><dc:date>2025-09-09T15:59:07.710091267</dc:date><meta:creator-initials>BL</meta:creator-initials><text:p text:style-name="P6">do cell if (i_row*2)+1 &lt; len(signers_list)</text:p><text:p text:style-name="P6">with signer=signers_list[(i_row*2)+1]</text:p></office:annotation><text:text-input text:description="">signer[2]</text:text-input></text:p>
            <text:p text:style-name="P2"><text:text-input text:description="">signer[1]</text:text-input></text:p>
            <text:p text:style-name="P4"><text:text-input text:description="">'{{#"ID":"Signer%d","Size":{"Height":"70","Width":"200"}#}}' % signer[0]</text:text-input></text:p>
            <text:p text:style-name="P5"/>
            <text:p text:style-name="P2"/>
            <text:p text:style-name="P2"/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signataire" style:display-name="Imio tableau signataire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1-23T14:33:42.810005188</meta:creation-date>
    <meta:generator>LibreOffice/24.2.7.2$Linux_X86_64 LibreOffice_project/420$Build-2</meta:generator>
    <dc:date>2025-09-15T11:01:31.845688489</dc:date>
    <meta:editing-duration>PT1H9M14S</meta:editing-duration>
    <meta:editing-cycles>35</meta:editing-cycles>
    <meta:document-statistic meta:table-count="1" meta:image-count="0" meta:object-count="0" meta:page-count="1" meta:paragraph-count="7" meta:word-count="35" meta:character-count="353" meta:non-whitespace-character-count="337"/>
  </office:meta>
</office:document-meta>
</file>